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258c971"/>
    </style:style>
    <style:style style:name="P3" style:family="paragraph" style:parent-style-name="Text_20_body">
      <style:text-properties officeooo:rsid="0258c971" officeooo:paragraph-rsid="0258c971"/>
    </style:style>
    <style:style style:name="P4" style:family="paragraph" style:parent-style-name="Text_20_body">
      <style:text-properties officeooo:paragraph-rsid="025b1739"/>
    </style:style>
    <style:style style:name="P5" style:family="paragraph" style:parent-style-name="Text_20_body">
      <style:text-properties officeooo:paragraph-rsid="0258cc9f"/>
    </style:style>
    <style:style style:name="P6" style:family="paragraph" style:parent-style-name="Text_20_body">
      <style:text-properties officeooo:paragraph-rsid="025dcc1b"/>
    </style:style>
    <style:style style:name="P7" style:family="paragraph" style:parent-style-name="Text_20_body">
      <style:text-properties officeooo:paragraph-rsid="0258c971"/>
    </style:style>
    <style:style style:name="P8" style:family="paragraph" style:parent-style-name="Text_20_body">
      <style:text-properties officeooo:paragraph-rsid="025f24d8"/>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47670a" style:font-weight-asian="bold" style:font-weight-complex="bold"/>
    </style:style>
    <style:style style:name="T4" style:family="text">
      <style:text-properties fo:font-weight="bold" officeooo:rsid="021521a3" style:font-weight-asian="bold" style:font-weight-complex="bold"/>
    </style:style>
    <style:style style:name="T5" style:family="text">
      <style:text-properties fo:font-weight="bold" officeooo:rsid="02266356" style:font-weight-asian="bold" style:font-weight-complex="bold"/>
    </style:style>
    <style:style style:name="T6" style:family="text">
      <style:text-properties fo:font-weight="bold" officeooo:rsid="022481b4" style:font-weight-asian="bold" style:font-weight-complex="bold"/>
    </style:style>
    <style:style style:name="T7" style:family="text">
      <style:text-properties fo:font-weight="bold" officeooo:rsid="0242f357" style:font-weight-asian="bold" style:font-weight-complex="bold"/>
    </style:style>
    <style:style style:name="T8" style:family="text">
      <style:text-properties fo:font-weight="bold" officeooo:rsid="024bc8a9" style:font-weight-asian="bold" style:font-weight-complex="bold"/>
    </style:style>
    <style:style style:name="T9" style:family="text">
      <style:text-properties fo:font-weight="bold" officeooo:rsid="024c350d" style:font-weight-asian="bold" style:font-weight-complex="bold"/>
    </style:style>
    <style:style style:name="T10" style:family="text">
      <style:text-properties fo:font-weight="bold" officeooo:rsid="0258c971" style:font-weight-asian="bold" style:font-weight-complex="bold"/>
    </style:style>
    <style:style style:name="T11" style:family="text">
      <style:text-properties fo:font-weight="bold" officeooo:rsid="025b1739" style:font-weight-asian="bold" style:font-weight-complex="bold"/>
    </style:style>
    <style:style style:name="T12" style:family="text">
      <style:text-properties fo:font-weight="bold" officeooo:rsid="025c2bf8" style:font-weight-asian="bold" style:font-weight-complex="bold"/>
    </style:style>
    <style:style style:name="T13" style:family="text">
      <style:text-properties fo:font-weight="bold" officeooo:rsid="025e8b9a" style:font-weight-asian="bold" style:font-weight-complex="bold"/>
    </style:style>
    <style:style style:name="T14" style:family="text">
      <style:text-properties fo:font-weight="bold" officeooo:rsid="025e962e"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22b58ca" style:font-weight-asian="normal" style:font-weight-complex="normal"/>
    </style:style>
    <style:style style:name="T17" style:family="text">
      <style:text-properties fo:font-weight="normal" officeooo:rsid="02266356" style:font-weight-asian="normal" style:font-weight-complex="normal"/>
    </style:style>
    <style:style style:name="T18" style:family="text">
      <style:text-properties fo:font-weight="normal" officeooo:rsid="024c350d" style:font-weight-asian="normal" style:font-weight-complex="normal"/>
    </style:style>
    <style:style style:name="T19" style:family="text">
      <style:text-properties fo:font-weight="normal" officeooo:rsid="0258c971" style:font-weight-asian="normal" style:font-weight-complex="normal"/>
    </style:style>
    <style:style style:name="T20" style:family="text">
      <style:text-properties fo:font-weight="normal" officeooo:rsid="0258cc9f" style:font-weight-asian="normal" style:font-weight-complex="normal"/>
    </style:style>
    <style:style style:name="T21" style:family="text">
      <style:text-properties fo:font-weight="normal" officeooo:rsid="025a256c" style:font-weight-asian="normal" style:font-weight-complex="normal"/>
    </style:style>
    <style:style style:name="T22" style:family="text">
      <style:text-properties fo:font-weight="normal" officeooo:rsid="025b1739" style:font-weight-asian="normal" style:font-weight-complex="normal"/>
    </style:style>
    <style:style style:name="T23" style:family="text">
      <style:text-properties fo:font-weight="normal" officeooo:rsid="025c2bf8" style:font-weight-asian="normal" style:font-weight-complex="normal"/>
    </style:style>
    <style:style style:name="T24" style:family="text">
      <style:text-properties fo:font-weight="normal" officeooo:rsid="0242f357" style:font-weight-asian="normal" style:font-weight-complex="normal"/>
    </style:style>
    <style:style style:name="T25" style:family="text">
      <style:text-properties fo:font-weight="normal" officeooo:rsid="025dcc1b" style:font-weight-asian="normal" style:font-weight-complex="normal"/>
    </style:style>
    <style:style style:name="T26" style:family="text">
      <style:text-properties fo:font-weight="normal" officeooo:rsid="025e8b9a" style:font-weight-asian="normal" style:font-weight-complex="normal"/>
    </style:style>
    <style:style style:name="T27" style:family="text">
      <style:text-properties officeooo:rsid="00e51007"/>
    </style:style>
    <style:style style:name="T28" style:family="text">
      <style:text-properties officeooo:rsid="022fd8d1"/>
    </style:style>
    <style:style style:name="T29" style:family="text">
      <style:text-properties officeooo:rsid="02574042"/>
    </style:style>
    <style:style style:name="T30" style:family="text">
      <style:text-properties officeooo:rsid="0258c971"/>
    </style:style>
    <style:style style:name="T31" style:family="text">
      <style:text-properties officeooo:rsid="025a256c"/>
    </style:style>
    <style:style style:name="T32" style:family="text">
      <style:text-properties officeooo:rsid="025b1739"/>
    </style:style>
    <style:style style:name="T33" style:family="text">
      <style:text-properties officeooo:rsid="0260364c"/>
    </style:style>
    <style:style style:name="T34" style:family="text">
      <style:text-properties style:text-position="super 58%"/>
    </style:style>
    <style:style style:name="T35" style:family="text">
      <style:text-properties style:text-position="super 58%" officeooo:rsid="0260364c"/>
    </style:style>
    <style:style style:name="T36" style:family="text">
      <style:text-properties style:text-position="0% 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29">27 June</text:span> 201<text:span text:style-name="T28">8</text:span></text:p>
      <text:p text:style-name="P2"><text:span text:style-name="T2">[0]</text:span><text:span text:style-name="T27"> Hi everybody welcome to IT Stuff for June, you know how your cpu clock scales back when it's overheating? well that's us, specifcally Kris, Shi, and me, I'm </text:span>Naomi '<text:span text:style-name="Emphasis">SexyCyborg</text:span>' Wu. <text:span text:style-name="T30">Who am I and what's been going on in my life since Vice dumped on me?</text:span></text:p>
      <text:p text:style-name="P3"><text:span text:style-name="T10">[</text:span><text:span text:style-name="T1">2 Min]</text:span><text:span text:style-name="T15"> </text:span><text:span text:style-name="T20">So how about this for starters. Microsoft really did buy the Githubs. What do we think about that then? Gitlab shared stats on the number of projects being imported from Github, it peaked at 8000 per hour. What we didn't know back then, three weeks ago, is that Gitlab's hosting was on Microsoft Azure (they are now moving to GCP ie. Google).</text:span></text:p>
      <text:p text:style-name="P2"><text:span text:style-name="T10">[5 Min] </text:span><text:span text:style-name="T15">app in Google Play wants to use phone mics to enforce copyrights. </text:span><text:span text:style-name="T25">La Liga official footy app (Spanish) Ts&amp;Cs make you agree to have it listen for footy commentary in the background, it geolocates you and cross-checks for licences and if you’re in an unlicensed bar it dobs them in.</text:span></text:p>
      <text:p text:style-name="P2"><text:span text:style-name="T10">[</text:span><text:span text:style-name="T12">7</text:span><text:span text:style-name="T10"> Min]</text:span><text:span text:style-name="T19"> </text:span><text:span text:style-name="T15">Intel 'Forgot' to Mention 28-Core, 5-GHz CPU Demo Was Overclocked - </text:span><text:span text:style-name="T25">demo in front of journalists and fanbois, livestreamed etc, but er what are those hoses for round the back?</text:span></text:p>
      <text:p text:style-name="P6"><text:span text:style-name="T10">[</text:span><text:span text:style-name="T13">9</text:span><text:span text:style-name="T10"> Min] </text:span><text:span text:style-name="T11">Your month in FAIL </text:span><text:span text:style-name="T15">The world’s worst smart padlock: </text:span><text:span text:style-name="T26">security code calculated from Bluetooth addy, guess the cloud ID, or just use a screwdriver.</text:span><text:span text:style-name="T25"> D</text:span><text:span text:style-name="T21">owntime of the month: the Pirate Bay, uploading is broken and the rest of it is flaky; </text:span><text:span text:style-name="T23">and Facebook privacy goof makes posts by 14 million users readable to anyone</text:span></text:p>
      <text:p text:style-name="P2"><text:span text:style-name="T10">[</text:span><text:span text:style-name="T5">1</text:span><text:span text:style-name="T12">3</text:span><text:span text:style-name="T5"> Min]</text:span><text:span text:style-name="T17"> </text:span><text:span text:style-name="T16">You're listening to IT Stuff, </text:span><text:span text:style-name="T19">the show where community broadcasting </text:span><text:span text:style-name="T21">goes niche. </text:span><text:span text:style-name="T23">And so has the Unicode Consortium, version 11.0 has come out with emoji with ginger hair, curly hair, white hair and bald heads. lol</text:span></text:p>
      <text:p text:style-name="P6"><text:span text:style-name="T3">[</text:span><text:span text:style-name="T4">1</text:span><text:span text:style-name="T12">4</text:span><text:span text:style-name="T4"> Min] </text:span><text:span text:style-name="T10">[ANNIVERSARY] </text:span><text:span text:style-name="T9">100 years of the flipflop </text:span><text:span text:style-name="T18">(patent June 1918); </text:span><text:span text:style-name="T19">25 years of FreeBSD, 25 years of Slackware, 20 years of Windows 98, and </text:span><text:span text:style-name="T20">25 years of PDF, </text:span><text:span text:style-name="T23">and 40 years of Space Invaders -- Tomohiro Nishikado: “I tried soldiers, but shooting people was frowned upon”</text:span></text:p>
      <text:p text:style-name="P2"><text:span text:style-name="T10">[1</text:span><text:span text:style-name="T12">8</text:span><text:span text:style-name="T10"> Min] [SINGULARITY]</text:span><text:span text:style-name="T19"> </text:span><text:span text:style-name="T21">At MIT they are hyping the world's first psychopathic AI, it's called Norman. They're making the point that if you train an AI on bad data, you'll get a bad AI. So </text:span>to explore how datasets and bias can influence the behavior and decision-making capabilities of artificial intelligence,<text:span text:style-name="T21"> they deliberately trained it on lots of nasty images, </text:span><text:span text:style-name="T22">mostly from Reddit (well, not quite, due to ethics concerns they used the captions),</text:span><text:span text:style-name="T21"> and then showed it some Rohrschach inkblots. </text:span><text:span text:style-name="T22">Where</text:span><text:span text:style-name="T21"> a </text:span><text:span text:style-name="T22">control</text:span><text:span text:style-name="T21"> AI saw "a black and white photo of a red and white umbrella," Norman saw "man gets electrocuted while attempting to cross busy street." </text:span><text:span text:style-name="T22">T</text:span>he control <text:span text:style-name="T32">saw</text:span> "a black and white photo of a small bird," Norman <text:span text:style-name="T32">saw</text:span> "man gets pulled into dough machine."</text:p>
      <text:p text:style-name="P8"><text:span text:style-name="T33">Facial recognition in China - at</text:span> <text:span text:style-name="T33">a </text:span>concert by pop star Jacky Cheung <text:span text:style-name="T33">some bloke called Yu was spotted in the crowd of 20,000 </text:span>having stolen around $17,000 worth of potatoes in 2015. <text:span text:style-name="T33">3</text:span><text:span text:style-name="T35">rd</text:span><text:span text:style-name="T33"> arrest like that at those concerts, it’s like the video van is on tour with the band.</text:span></text:p>
      <text:p text:style-name="P5"><text:span text:style-name="T20">Let us reflect for a moment upon </text:span><text:span text:style-name="T21">Mr </text:span>Meow-Ludo Disco Gamma Meow-Meow <text:span text:style-name="T31">of New South Wales, who took the chip out of the local M-card thing and implanted it in his hand so he could just wave at the barriers. They prosecuted him for tampering with the card, and he lost back in March, but now he's appealed and they let him off. </text:span></text:p>
      <text:p text:style-name="P4"><text:span text:style-name="T6">[</text:span><text:span text:style-name="T7">2</text:span><text:span text:style-name="T11">2</text:span><text:span text:style-name="T7"> Min] Local Events - badonkadonk </text:span><text:span text:style-name="T11">(July 11th)</text:span><text:span text:style-name="T7"> </text:span><text:span text:style-name="T11">and itwrong.space</text:span><text:span text:style-name="T7"><text:line-break/>Coder Dojo </text:span><text:span text:style-name="T14">Shut until September</text:span><text:span text:style-name="T7"><text:line-break/></text:span><text:span text:style-name="T24">Bradford Grammar School student Alex Davies, 14, named UK's best computer programmer </text:span><text:span text:style-name="T23">in the TCS Oxford Computing Challenge</text:span></text:p>
      <text:p text:style-name="P4"><text:span text:style-name="T3">[</text:span><text:span text:style-name="T4">2</text:span><text:span text:style-name="T8">4</text:span><text:span text:style-name="T4"> Min] </text:span><text:span text:style-name="T9">Go Home Elon You're Drunk - </text:span><text:span text:style-name="T20">he emailed everybody about Sabotage at Tesla. </text:span><text:span text:style-name="T21">Then he told the twitters “I am a utopian anarchist of the kind best described by Iain Banks”.<text:line-break/></text:span><text:span text:style-name="T4">Musicstuffs: </text:span><text:span text:style-name="T10">Spray -- We gotta get haircuts -- </text:span><text:a xlink:type="simple" xlink:href="https://www.youtube.com/watch?v=ipLcUJVi3ls" text:style-name="Internet_20_link" text:visited-style-name="Visited_20_Internet_20_Link"><text:span text:style-name="T10">https://www.youtube.com/watch?v=ipLcUJVi3ls</text:span></text:a><text:span text:style-name="T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8-06-27T14:51:27.021805459</dc:date>
    <meta:editing-duration>PT14H38M48S</meta:editing-duration>
    <meta:editing-cycles>111</meta:editing-cycles>
    <meta:generator>LibreOffice/6.0.4.2$Linux_X86_64 LibreOffice_project/00m0$Build-2</meta:generator>
    <meta:document-statistic meta:table-count="0" meta:image-count="0" meta:object-count="0" meta:page-count="1" meta:paragraph-count="13" meta:word-count="661" meta:character-count="3749" meta:non-whitespace-character-count="3099"/>
  </office:meta>
</office:document-meta>
</file>